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93.22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47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yntetycz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Włosy syntetyczne na klipsach</text:p>
          </table:table-cell>
          <table:table-cell office:value-type="string" calcext:value-type="string">
            <text:p>Włosy syntetyczne na klipsach, 45cm, #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yntetyczne na klipsach</text:p>
          </table:table-cell>
          <table:table-cell office:value-type="string" calcext:value-type="string">
            <text:p>Włosy syntetyczne na klipsach, 45cm, #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yntetyczne na klipsach</text:p>
          </table:table-cell>
          <table:table-cell office:value-type="string" calcext:value-type="string">
            <text:p>Włosy syntetyczne na klipsach, 45cm, #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yntetyczne na klipsach</text:p>
          </table:table-cell>
          <table:table-cell office:value-type="string" calcext:value-type="string">
            <text:p>Włosy syntetyczne na klipsach, 45cm, #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yntetyczne na klipsach</text:p>
          </table:table-cell>
          <table:table-cell office:value-type="string" calcext:value-type="string">
            <text:p>Włosy syntetyczne na klipsach, 45cm, #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yntetyczne na klipsach</text:p>
          </table:table-cell>
          <table:table-cell office:value-type="string" calcext:value-type="string">
            <text:p>Włosy syntetyczne na klipsach, 55cm, #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yntetyczne na klipsach</text:p>
          </table:table-cell>
          <table:table-cell office:value-type="string" calcext:value-type="string">
            <text:p>Włosy syntetyczne na klipsach, 55cm, #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yntetyczne na klipsach</text:p>
          </table:table-cell>
          <table:table-cell office:value-type="string" calcext:value-type="string">
            <text:p>Włosy syntetyczne na klipsach, 55cm, #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yntetyczne na klipsach</text:p>
          </table:table-cell>
          <table:table-cell office:value-type="string" calcext:value-type="string">
            <text:p>Włosy syntetyczne na klipsach, 55cm, #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yntetyczne na klipsach</text:p>
          </table:table-cell>
          <table:table-cell office:value-type="string" calcext:value-type="string">
            <text:p>Włosy syntetyczne na klipsach, 55cm, #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syjskie na klipsach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duża taśma, 45cm, #2 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81.2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zestaw 3 taśm, 45cm, #2 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61.7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duża taśma, 45cm, #6 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81.2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zestaw 3 taśm, 45cm, #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61.7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duża taśma, 45cm, #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81.2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zestaw 3 taśm, 45cm, #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61.7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duża taśma, 45cm, #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81.2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zestaw 3 taśm, 45cm, #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61.7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duża taśma, 45cm, #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81.2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zestaw 3 taśm, 45cm, #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61.7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duża taśma, 55cm, #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61.7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zestaw 3 taśm, 55cm, #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83.7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duża taśma, 55cm, #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61.7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zestaw 3 taśm, 55cm, #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83.7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duża taśma, 55cm, #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61.7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zestaw 3 taśm, 55cm, #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83.7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duża taśma, 55cm, #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61.7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zestaw 3 taśm, 55cm, #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83.7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duża taśma, 55cm, #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61.7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zestaw 3 taśm, 55cm, #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83.7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duża taśma, 55cm, #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61.7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rosyjskie na klipsach</text:p>
          </table:table-cell>
          <table:table-cell office:value-type="string" calcext:value-type="string">
            <text:p>Włosy rosyjskie na klipsach, zestaw 3 taśm, 55cm, #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83.7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roste podatne</text:p>
          </table:table-cell>
          <table:table-cell office:value-type="string" calcext:value-type="string">
            <text:p>#2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.00.0000</text:date>, <text:time style:data-style-name="N2" text:time-value="11:40:11.36536619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0:48:15.895328028</meta:creation-date>
    <dc:date>2019-07-15T11:57:04.419215287</dc:date>
    <meta:editing-duration>PT17M21S</meta:editing-duration>
    <meta:editing-cycles>5</meta:editing-cycles>
    <meta:generator>LibreOffice/6.1.6.3$Linux_X86_64 LibreOffice_project/10$Build-3</meta:generator>
    <meta:document-statistic meta:table-count="2" meta:cell-count="294" meta:object-count="0"/>
  </office:meta>
</office:document-meta>
</file>